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>
      <style:text-properties fo:font-size="10pt" style:font-size-asian="10pt" style:font-size-complex="10pt"/>
    </style:style>
    <style:style style:name="T4_10" style:family="text">
      <style:text-properties fo:font-size="10pt" style:font-size-asian="10pt" style:font-size-complex="10pt"/>
    </style:style>
    <style:style style:name="T4_11" style:family="text">
      <style:text-properties fo:font-size="10pt" style:font-size-asian="10pt" style:font-size-complex="10pt"/>
    </style:style>
    <style:style style:name="T4_12" style:family="text">
      <style:text-properties fo:font-size="10pt" style:font-size-asian="10pt" style:font-size-complex="10pt"/>
    </style:style>
    <style:style style:name="T4_13" style:family="text">
      <style:text-properties fo:font-size="10pt" style:font-size-asian="10pt" style:font-size-complex="10pt"/>
    </style:style>
    <style:style style:name="T4_14" style:family="text">
      <style:text-properties fo:font-size="10pt" style:font-size-asian="10pt" style:font-size-complex="10pt"/>
    </style:style>
    <style:style style:name="T4_15" style:family="text">
      <style:text-properties fo:font-size="10pt" style:font-size-asian="10pt" style:font-size-complex="10pt"/>
    </style:style>
    <style:style style:name="T4_16" style:family="text">
      <style:text-properties fo:font-size="10pt" style:font-size-asian="10pt" style:font-size-complex="10pt"/>
    </style:style>
    <style:style style:name="T4_17" style:family="text">
      <style:text-properties fo:font-size="10pt" style:font-size-asian="10pt" style:font-size-complex="10pt"/>
    </style:style>
    <style:style style:name="T4_18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P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8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/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/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12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7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able1" style:family="table">
      <style:table-properties table:align="left" style:width="17.59cm" fo:margin-left="0.176cm"/>
    </style:style>
    <style:style style:name="Column1" style:family="table-column">
      <style:table-column-properties style:column-width="8.795cm"/>
    </style:style>
    <style:style style:name="Column2" style:family="table-column">
      <style:table-column-properties style:column-width="8.79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bottom="0.212cm" fo:margin-right="0cm" style:writing-mode="lr-tb"/>
    </style:style>
    <style:style style:name="P2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1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1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1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1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3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PickupItem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Describes</text:span><text:span text:style-name="T4_2"><text:s/></text:span><text:span text:style-name="T4_3">what</text:span><text:span text:style-name="T4_4"><text:s/></text:span><text:span text:style-name="T4_5">happens</text:span><text:span text:style-name="T4_6"><text:s/></text:span><text:span text:style-name="T4_7">when</text:span><text:span text:style-name="T4_8"><text:s/></text:span><text:span text:style-name="T4_9">a</text:span><text:span text:style-name="T4_10"><text:s/></text:span><text:span text:style-name="T4_11">player</text:span><text:span text:style-name="T4_12"><text:s/></text:span><text:span text:style-name="T4_13">finds</text:span><text:span text:style-name="T4_14"><text:s/></text:span><text:span text:style-name="T4_15">an</text:span><text:span text:style-name="T4_16"><text:s/></text:span><text:span text:style-name="T4_17">item</text:span><text:span text:style-name="T4_18">.</text:span></text:p>
      <text:p text:style-name="P5"/>
      <text:p text:style-name="P6"><text:span text:style-name="T6_1">High</text:span><text:span text:style-name="T6_2"><text:s/></text:span><text:span text:style-name="T6_3">P</text:span><text:span text:style-name="T6_4">r</text:span><text:span text:style-name="T6_5">iority</text:span><text:span text:style-name="T6_6"><text:s/></text:span></text:p>
      <text:p text:style-name="P7"/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Player</text:span></text:p>
        </text:list-item>
        <text:list-item>
          <text:p text:style-name="P10"><text:span text:style-name="T10_1">System</text:span></text:p>
        </text:list-item>
      </text:list>
      <text:p text:style-name="P11"/>
      <text:p text:style-name="P12"><text:span text:style-name="T12_1">Normal</text:span><text:span text:style-name="T12_2"><text:s/></text:span><text:span text:style-name="T12_3">flow</text:span><text:span text:style-name="T12_4"><text:s/></text:span><text:span text:style-name="T12_5">of</text:span><text:span text:style-name="T12_6"><text:s/></text:span><text:span text:style-name="T12_7">events</text:span></text:p>
      <text:p text:style-name="P1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Player</text:span></text:p>
          </table:table-cell>
          <table:table-cell table:style-name="Cell2">
            <text:p text:style-name="P15"><text:span text:style-name="T15_1">System</text:span></text:p>
          </table:table-cell>
        </table:table-row>
        <table:table-row table:style-name="Row2">
          <table:table-cell table:style-name="Cell3">
            <text:p text:style-name="P16"><text:span text:style-name="T16_1">UC</text:span><text:span text:style-name="T16_2">:<text:s/></text:span><text:span text:style-name="T16_3">Navigate</text:span><text:span text:style-name="T16_4">.<text:s/></text:span><text:span text:style-name="T16_5">The</text:span><text:span text:style-name="T16_6"><text:s/></text:span><text:span text:style-name="T16_7">Player</text:span><text:span text:style-name="T16_8">’</text:span><text:span text:style-name="T16_9">s</text:span><text:span text:style-name="T16_10"><text:s/></text:span><text:span text:style-name="T16_11">unit</text:span><text:span text:style-name="T16_12"><text:s/></text:span><text:span text:style-name="T16_13">is</text:span><text:span text:style-name="T16_14"><text:s/></text:span><text:span text:style-name="T16_15">at</text:span><text:span text:style-name="T16_16"><text:s/></text:span><text:span text:style-name="T16_17">the</text:span><text:span text:style-name="T16_18"><text:s/></text:span><text:span text:style-name="T16_19">same</text:span><text:span text:style-name="T16_20"><text:s/></text:span><text:span text:style-name="T16_21">position</text:span><text:span text:style-name="T16_22"><text:s/></text:span><text:span text:style-name="T16_23">as</text:span><text:span text:style-name="T16_24"><text:s/></text:span><text:span text:style-name="T16_25">an</text:span><text:span text:style-name="T16_26"><text:s/></text:span><text:span text:style-name="T16_27">item</text:span><text:span text:style-name="T16_28">.</text:span></text:p>
          </table:table-cell>
          <table:table-cell table:style-name="Cell4">
            <text:p text:style-name="P17"/>
          </table:table-cell>
        </table:table-row>
        <table:table-row table:style-name="Row3">
          <table:table-cell table:style-name="Cell5">
            <text:p text:style-name="P18"/>
          </table:table-cell>
          <table:table-cell table:style-name="Cell6">
            <text:p text:style-name="P19"><text:span text:style-name="T19_1">Depending</text:span><text:span text:style-name="T19_2"><text:s/></text:span><text:span text:style-name="T19_3">on</text:span><text:span text:style-name="T19_4"><text:s/></text:span><text:span text:style-name="T19_5">the</text:span><text:span text:style-name="T19_6"><text:s/></text:span><text:span text:style-name="T19_7">item</text:span><text:span text:style-name="T19_8">,<text:s/></text:span><text:span text:style-name="T19_9">something</text:span><text:span text:style-name="T19_10"><text:s/></text:span><text:span text:style-name="T19_11">happens</text:span><text:span text:style-name="T19_12"><text:s/></text:span><text:span text:style-name="T19_13">to</text:span><text:span text:style-name="T19_14"><text:s/></text:span><text:span text:style-name="T19_15">the</text:span><text:span text:style-name="T19_16"><text:s/></text:span><text:span text:style-name="T19_17">Player</text:span><text:span text:style-name="T19_18">’</text:span><text:span text:style-name="T19_19">s</text:span><text:span text:style-name="T19_20"><text:s/></text:span><text:span text:style-name="T19_21">unit</text:span><text:span text:style-name="T19_22">.</text:span></text:p>
          </table:table-cell>
        </table:table-row>
      </table:table>
      <text:p text:style-name="P20"/>
      <text:p text:style-name="P21"><text:span text:style-name="T21_1">Alternate</text:span><text:span text:style-name="T21_2"><text:s/></text:span><text:span text:style-name="T21_3">flow</text:span><text:span text:style-name="T21_4"><text:s/></text:span></text:p>
      <text:p text:style-name="P22"><text:span text:style-name="T22_1">No</text:span><text:span text:style-name="T22_2"><text:s/></text:span><text:span text:style-name="T22_3">alternate</text:span><text:span text:style-name="T22_4"><text:s/></text:span><text:span text:style-name="T22_5">flow</text:span><text:span text:style-name="T22_6">.</text:span></text:p>
      <text:p text:style-name="P23"><text:span text:style-name="T23_1">Exceptional</text:span><text:span text:style-name="T23_2"><text:s/></text:span><text:span text:style-name="T23_3">flow</text:span><text:span text:style-name="T23_4"><text:s/></text:span></text:p>
      <text:p text:style-name="P24"><text:span text:style-name="T24_1">No</text:span><text:span text:style-name="T24_2"><text:s/></text:span><text:span text:style-name="T24_3">exceptions</text:span><text:span text:style-name="T24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212cm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212cm" style:writing-mode="lr-tb"/>
      <style:text-properties fo:font-style="italic" style:font-style-asian="italic" style:font-style-complex="italic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212cm" style:writing-mode="lr-tb"/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